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9.558cm" style:use-optimal-column-width="true"/>
    </style:style>
    <style:style style:name="co3" style:family="table-column">
      <style:table-column-properties fo:break-before="auto" style:column-width="19.26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USER STORY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print 1</text:p>
          </table:table-cell>
          <table:table-cell table:number-columns-repeated="3" table:style-name="ce1"/>
          <table:table-cell office:value-type="string" table:style-name="ce2">
            <text:p>Louise : L | Thymeo : T | Cyrielle : C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rint 2</text:p>
          </table:table-cell>
          <table:table-cell office:value-type="string" table:style-name="ce3">
            <text:p>IC : un bibliothecaire doit avoir acces a la liste des utilisateurs de la bibliotheque</text:p>
          </table:table-cell>
          <table:table-cell office:value-type="string" table:style-name="ce3">
            <text:p>IC : un internaute doit pouvoir s'inscrire et se connecter ainsi que de valider son enregistremen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Incription client (IC)<text:s/>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DL : un bibliothecaire doit avoir acces a la liste des emprunts</text:p>
          </table:table-cell>
          <table:table-cell office:value-type="string" table:style-name="ce1">
            <text:p>DL : un internaute doit pourvoir emprunter et savoir a tout moment les livres emprunter et ceux a rendr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Demande livre (D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3</text:p>
          </table:table-cell>
          <table:table-cell office:value-type="string" table:style-name="ce1">
            <text:p>RL : un bibliothecaire doit pouvoir savoir quel livre a été rendu</text:p>
          </table:table-cell>
          <table:table-cell office:value-type="string" table:style-name="ce1">
            <text:p>RL : un internaute doit avoir un suivi des livres a rendre et pouvoir le rendr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Retour Livre (RL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RN : un bibliothecaire doit avoir acces a la liste des livres non rendu</text:p>
          </table:table-cell>
          <table:table-cell office:value-type="string" table:style-name="ce1">
            <text:p>RN : un internaute doit savoir la date limite de l'emprunt / ou le nombre de jours qui depasse ce delai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Recherche emprunt non rendu (RN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4</text:p>
          </table:table-cell>
          <table:table-cell office:value-type="string" table:style-name="ce1">
            <text:p>AS : un technicien doit pouvour lancer / plannifier les saves</text:p>
          </table:table-cell>
          <table:table-cell office:value-type="string" table:style-name="ce1">
            <text:p>AS : <text:s/>un techicien doit avoir un suivi des saves dans un onglet lui étant réservé</text:p>
          </table:table-cell>
          <table:table-cell office:value-type="string" table:style-name="ce4">
            <text:p>Gestion des statitiques, nbr livres, nbr livres emprunter, cb de fois le meme livres…</text:p>
          </table:table-cell>
          <table:table-cell office:value-type="string" table:style-name="ce2">
            <text:p>X | X | C</text:p>
          </table:table-cell>
          <table:table-cell office:value-type="string" table:style-name="ce3">
            <text:p>Automatisation Save (AS)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DEVELOPPEMEN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/></text:p>
          </table:table-cell>
          <table:table-cell office:value-type="string" table:style-name="ce1">
            <text:p>Back</text:p>
          </table:table-cell>
          <table:table-cell office:value-type="string" table:style-name="ce1">
            <text:p>Front En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Qui</text:p>
          </table:table-cell>
          <table:table-cell office:value-type="string" table:style-name="ce1">
            <text:p>A fa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1</text:p>
          </table:table-cell>
          <table:table-cell table:number-columns-repeated="3" table:style-name="ce1"/>
          <table:table-cell office:value-type="string" table:style-name="ce2">
            <text:p>Louise : L | Thymeo : T | Cyrielle : C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rint 2</text:p>
          </table:table-cell>
          <table:table-cell office:value-type="string" table:style-name="ce3">
            <text:p>IC : Transmettre les informations permettant d'inscrire un nouvel utilisateur dans la base de données</text:p>
          </table:table-cell>
          <table:table-cell office:value-type="string" table:style-name="ce3">
            <text:p>IC : Vue, affichage du menu d'inscription avec bouton fonctionne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Incription client (IC)<text:s/>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DL : Gerer liste de livres + ajout bouton EMPRUNTER + menu de renseignement de l'emprunteur</text:p>
          </table:table-cell>
          <table:table-cell office:value-type="string" table:style-name="ce1">
            <text:p>DL : Vue, affichage du menu d'emprunt qui enregistre les "livres emprunter" sur leur compte. (Associer le livre a un utilisateur)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Demande livre (D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3</text:p>
          </table:table-cell>
          <table:table-cell office:value-type="string" table:style-name="ce1">
            <text:p>RL : Gerer liste de livres + ajout bouton RENDRE (Rendre la case Emprunter NULL liberant la place pour de nouveau l'emprunter)</text:p>
          </table:table-cell>
          <table:table-cell office:value-type="string" table:style-name="ce1">
            <text:p>RL : Vue, affichage du menu de rendu . (Dissocier le livre <text:s/>de l'utilisateur)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Retour Livre (RL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RN : Gerer la liste de livres non rendu a la date determinée. Visible uniquement par le biblio</text:p>
          </table:table-cell>
          <table:table-cell office:value-type="string" table:style-name="ce1">
            <text:p>RN : Vue, affichage du menu des livres non rendu. Affichage nbr de jours de retard + QUI. Vue utilisateur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Recherche emprunt non rendu (RN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4</text:p>
          </table:table-cell>
          <table:table-cell office:value-type="string" table:style-name="ce1">
            <text:p>AS : Gerer la reception des données de saisies pour generer une plannification des saves automatiques</text:p>
          </table:table-cell>
          <table:table-cell office:value-type="string" table:style-name="ce1">
            <text:p>AS : Vue, creation d'affichage pour lancer les saves</text:p>
          </table:table-cell>
          <table:table-cell office:value-type="string" table:style-name="ce4">
            <text:p>Gestion des statitiques, nbr livres, nbr livres emprunter, cb de fois le meme livres…</text:p>
          </table:table-cell>
          <table:table-cell office:value-type="string" table:style-name="ce2">
            <text:p>X | X | C</text:p>
          </table:table-cell>
          <table:table-cell office:value-type="string" table:style-name="ce3">
            <text:p>Automatisation Save (AS)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Thymeo</meta:initial-creator>
    <dc:creator>Thymeo</dc:creator>
    <meta:creation-date>2025-09-16T11:31:00Z</meta:creation-date>
    <dc:date>2025-09-22T06:55:38Z</dc:date>
  </office:meta>
</office:document-meta>
</file>